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7.84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oxing-anim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3:29:42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622" calcext:value-type="float">
            <text:p>0.3622</text:p>
          </table:table-cell>
          <table:table-cell table:style-name="ce2" office:value-type="float" office:value="19.3644" calcext:value-type="float">
            <text:p>19.3644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632499992847443" calcext:value-type="float">
            <text:p>0.6324999928474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29:59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table:style-name="ce2" office:value-type="float" office:value="0.3831" calcext:value-type="float">
            <text:p>0.3831</text:p>
          </table:table-cell>
          <table:table-cell office:value-type="float" office:value="18.188" calcext:value-type="float">
            <text:p>18.188</text:p>
          </table:table-cell>
          <table:table-cell office:value-type="float" office:value="0.9546" calcext:value-type="float">
            <text:p>0.9546</text:p>
          </table:table-cell>
          <table:table-cell table:style-name="ce2" office:value-type="float" office:value="0.612200021743774" calcext:value-type="float">
            <text:p>0.6122000217437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30:08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538" calcext:value-type="float">
            <text:p>0.3538</text:p>
          </table:table-cell>
          <table:table-cell office:value-type="float" office:value="17.903" calcext:value-type="float">
            <text:p>17.903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639100015163422" calcext:value-type="float">
            <text:p>0.6391000151634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30:16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808" calcext:value-type="float">
            <text:p>0.3808</text:p>
          </table:table-cell>
          <table:table-cell office:value-type="float" office:value="18.8734" calcext:value-type="float">
            <text:p>18.8734</text:p>
          </table:table-cell>
          <table:table-cell office:value-type="float" office:value="0.9577" calcext:value-type="float">
            <text:p>0.9577</text:p>
          </table:table-cell>
          <table:table-cell office:value-type="float" office:value="0.614099979400635" calcext:value-type="float">
            <text:p>0.6140999794006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30:5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161" calcext:value-type="float">
            <text:p>0.3161</text:p>
          </table:table-cell>
          <table:table-cell office:value-type="float" office:value="18.3417" calcext:value-type="float">
            <text:p>18.3417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674899995326996" calcext:value-type="float">
            <text:p>0.674899995326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31:06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647" calcext:value-type="float">
            <text:p>0.3647</text:p>
          </table:table-cell>
          <table:table-cell office:value-type="float" office:value="17.9393" calcext:value-type="float">
            <text:p>17.9393</text:p>
          </table:table-cell>
          <table:table-cell office:value-type="float" office:value="0.9714" calcext:value-type="float">
            <text:p>0.9714</text:p>
          </table:table-cell>
          <table:table-cell office:value-type="float" office:value="0.6317999958992" calcext:value-type="float">
            <text:p>0.631799995899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3:34:24.014019214</dc:date>
    <meta:editing-duration>PT2M29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